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900C85D75FB9576CDC.png" manifest:media-type="image/png"/>
  <manifest:file-entry manifest:full-path="Pictures/10000000000001900000019063A67CC13235B4C9.png" manifest:media-type="image/png"/>
  <manifest:file-entry manifest:full-path="Pictures/100000000000019000000190F5E0298E13818983.png" manifest:media-type="image/png"/>
  <manifest:file-entry manifest:full-path="Pictures/100000000000019000000190648ACDDC355D7E26.png" manifest:media-type="image/png"/>
  <manifest:file-entry manifest:full-path="Pictures/10000000000001900000019068812F977FDE1B61.png" manifest:media-type="image/png"/>
  <manifest:file-entry manifest:full-path="Pictures/1000000000000190000001907D79131C24B2DE8D.png" manifest:media-type="image/png"/>
  <manifest:file-entry manifest:full-path="Pictures/1000000000000190000001907B44169259DE58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1" text:anchor-type="paragraph" svg:x="0.245cm" svg:y="0.346cm" svg:width="2.402cm" svg:height="2.402cm" draw:z-index="0"><draw:image xlink:href="Pictures/100000000000019000000190F5E0298E13818983.png" xlink:type="simple" xlink:show="embed" xlink:actuate="onLoad" loext:mime-type="image/png"/></draw:frame><draw:frame draw:style-name="fr1" draw:name="Image2" text:anchor-type="paragraph" svg:x="3.175cm" svg:y="0.346cm" svg:width="2.397cm" svg:height="2.397cm" draw:z-index="1"><draw:image xlink:href="Pictures/10000000000001900000019063A67CC13235B4C9.png" xlink:type="simple" xlink:show="embed" xlink:actuate="onLoad" loext:mime-type="image/png"/></draw:frame><draw:frame draw:style-name="fr1" draw:name="Image3" text:anchor-type="paragraph" svg:x="5.886cm" svg:y="0.349cm" svg:width="2.401cm" svg:height="2.401cm" draw:z-index="2"><draw:image xlink:href="Pictures/100000000000019000000190648ACDDC355D7E26.png" xlink:type="simple" xlink:show="embed" xlink:actuate="onLoad" loext:mime-type="image/png"/></draw:frame><draw:frame draw:style-name="fr1" draw:name="Image4" text:anchor-type="paragraph" svg:x="8.74cm" svg:y="0.349cm" svg:width="2.401cm" svg:height="2.401cm" draw:z-index="3"><draw:image xlink:href="Pictures/10000000000001900000019068812F977FDE1B61.png" xlink:type="simple" xlink:show="embed" xlink:actuate="onLoad" loext:mime-type="image/png"/></draw:frame><draw:frame draw:style-name="fr1" draw:name="Image5" text:anchor-type="paragraph" svg:x="11.845cm" svg:y="0.349cm" svg:width="2.401cm" svg:height="2.401cm" draw:z-index="4"><draw:image xlink:href="Pictures/1000000000000190000001907D79131C24B2DE8D.png" xlink:type="simple" xlink:show="embed" xlink:actuate="onLoad" loext:mime-type="image/png"/></draw:frame><draw:frame draw:style-name="fr1" draw:name="Image6" text:anchor-type="paragraph" svg:x="14.758cm" svg:y="0.349cm" svg:width="2.401cm" svg:height="2.401cm" draw:z-index="5"><draw:image xlink:href="Pictures/1000000000000190000001907B44169259DE585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paragraph" svg:width="10.583cm" svg:height="10.583cm" draw:z-index="6"><draw:image xlink:href="Pictures/1000000000000190000001900C85D75FB9576CD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5:59:51.450849937</meta:creation-date>
    <dc:date>2019-10-11T22:54:35.254181651</dc:date>
    <meta:editing-duration>PT18M42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1" meta:paragraph-count="0" meta:word-count="0" meta:character-count="0" meta:non-whitespace-character-count="0"/>
  </office:meta>
</office:document-meta>
</file>